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e6" fo:min-height="6.637cm"/>
    </style:style>
    <style:style style:name="gr3" style:family="graphic" style:parent-style-name="standard">
      <style:graphic-properties draw:stroke="none" draw:fill="none" draw:fill-color="#ffffff" fo:min-height="0.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margin-left="0cm" fo:margin-right="0cm" fo:text-indent="0cm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28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T2" style:family="text">
      <style:text-properties fo:color="#000000" fo:font-family="Monospace" fo:font-size="10pt" fo:font-weight="bold" style:font-family-asian="Monospace" style:font-size-asian="10pt" style:font-family-complex="Monospace" style:font-size-complex="10pt"/>
    </style:style>
    <style:style style:name="T3" style:family="text">
      <style:text-properties fo:color="#000000" fo:font-family="Monospace" fo:font-size="10pt" fo:font-style="italic" fo:font-weight="bold" style:font-family-asian="Monospace" style:font-size-asian="10pt" style:font-family-complex="Monospace" style:font-size-complex="10pt"/>
    </style:style>
    <style:style style:name="T4" style:family="text">
      <style:text-properties fo:font-size="10pt"/>
    </style:style>
    <style:style style:name="T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6.713cm" svg:height="8.145cm" svg:x="0.8cm" svg:y="0.592cm">
          <text:p text:style-name="P4"/>
        </draw:rect>
        <draw:frame draw:style-name="gr2" draw:text-style-name="P3" draw:layer="layout" svg:width="8.868cm" svg:height="8.211cm" svg:x="8.73cm" svg:y="0.552cm">
          <draw:text-box>
            <text:p text:style-name="P2"><text:span text:style-name="T1">RES</text:span></text:p>
            <text:p text:style-name="P2"><text:span text:style-name="T1">1b:a-dman-HEX-1:5</text:span></text:p>
            <text:p text:style-name="P2"><text:span text:style-name="T1">2r:r1</text:span></text:p>
            <text:p text:style-name="P2"><text:span text:style-name="T1">3b:a-dgal-HEX-1:5</text:span></text:p>
            <text:p text:style-name="P2"><text:span text:style-name="T1">LIN</text:span></text:p>
            <text:p text:style-name="P2"><text:span text:style-name="T1">1:1o(2+1)2n</text:span></text:p>
            <text:p text:style-name="P2"><text:span text:style-name="T1">2:2n(2+1)3d</text:span></text:p>
            <text:p text:style-name="P2"><text:span text:style-name="T1">REP</text:span></text:p>
            <text:p text:style-name="P2"><text:span text:style-name="T1">REP1:4o(2+1)4d=20-25</text:span></text:p>
            <text:p text:style-name="P2"><text:span text:style-name="T1">RES</text:span></text:p>
            <text:p text:style-name="P2"><text:span text:style-name="T1">4b:a-dglc-HEX-1:5</text:span></text:p>
            <text:p text:style-name="P2"><text:span text:style-name="T2">UND</text:span></text:p>
            <text:p text:style-name="P2"><text:span text:style-name="T3">UND1:100.0:100.0</text:span></text:p>
            <text:p text:style-name="P2"><text:span text:style-name="T3">ParentIDs:3|1</text:span></text:p>
            <text:p text:style-name="P2"><text:span text:style-name="T3">SubtreeLinkageID1:o(2+4)d</text:span></text:p>
            <text:p text:style-name="P2"><text:span text:style-name="T1">RES</text:span></text:p>
            <text:p text:style-name="P2"><text:span text:style-name="T1">5b:b-dgro-dgal-NON-0:0|1:a|2:keto|3:d</text:span></text:p>
            <text:p text:style-name="P2"><text:span text:style-name="T1">6s:n-acetyl</text:span></text:p>
            <text:p text:style-name="P2"><text:span text:style-name="T1">LIN</text:span></text:p>
            <text:p text:style-name="P2"><text:span text:style-name="T1">3:5d(5+2)6n</text:span></text:p>
          </draw:text-box>
        </draw:frame>
        <draw:frame draw:style-name="gr3" draw:text-style-name="P3" draw:layer="layout" svg:width="3.465cm" svg:height="0.65cm" svg:x="4.244cm" svg:y="0.885cm">
          <draw:text-box>
            <text:p text:style-name="P2"><text:span text:style-name="T1">a-dmanp</text:span></text:p>
          </draw:text-box>
        </draw:frame>
        <draw:custom-shape draw:style-name="gr4" draw:text-style-name="P1" draw:layer="layout" svg:width="0.11cm" svg:height="0.689cm" svg:x="4.994cm" svg:y="1.52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5.186cm" svg:y="1.497cm">
          <draw:text-box>
            <text:p text:style-name="P4"><text:span text:style-name="T4">2-1</text:span></text:p>
          </draw:text-box>
        </draw:frame>
        <draw:custom-shape draw:style-name="gr4" draw:text-style-name="P1" draw:layer="layout" svg:width="0.11cm" svg:height="0.689cm" svg:x="4.995cm" svg:y="3.924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5.187cm" svg:y="3.898cm">
          <draw:text-box>
            <text:p text:style-name="P4"><text:span text:style-name="T4">2-1</text:span></text:p>
          </draw:text-box>
        </draw:frame>
        <draw:frame draw:style-name="gr3" draw:text-style-name="P3" draw:layer="layout" svg:width="2.354cm" svg:height="0.65cm" svg:x="4.256cm" svg:y="4.696cm">
          <draw:text-box>
            <text:p text:style-name="P2"><text:span text:style-name="T1">a-dgalp</text:span></text:p>
          </draw:text-box>
        </draw:frame>
        <draw:frame draw:style-name="gr5" draw:text-style-name="P6" draw:layer="layout" svg:width="1.158cm" svg:height="1.352cm" svg:x="-0.268cm" svg:y="0.568cm">
          <draw:text-box>
            <text:p text:style-name="P4"><text:span text:style-name="T5">A</text:span></text:p>
          </draw:text-box>
        </draw:frame>
        <draw:frame draw:style-name="gr5" draw:text-style-name="P6" draw:layer="layout" svg:width="1.158cm" svg:height="1.352cm" svg:x="7.601cm" svg:y="0.598cm">
          <draw:text-box>
            <text:p text:style-name="P4"><text:span text:style-name="T5">B</text:span></text:p>
          </draw:text-box>
        </draw:frame>
        <draw:custom-shape draw:style-name="gr6" draw:text-style-name="P1" draw:layer="layout" svg:width="0.35cm" svg:height="2.29cm" draw:transform="rotate (-1.57079632679579) translate (6.188cm 2.264cm)">
          <text:p text:style-name="P4"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3" draw:layer="layout" svg:width="3.465cm" svg:height="0.65cm" svg:x="4.045cm" svg:y="2.785cm">
          <draw:text-box>
            <text:p text:style-name="P2"><text:span text:style-name="T1">a-dglcp</text:span></text:p>
          </draw:text-box>
        </draw:frame>
        <draw:custom-shape draw:style-name="gr6" draw:text-style-name="P1" draw:layer="layout" svg:width="0.35cm" svg:height="2.29cm" draw:transform="rotate (1.5707963267946) translate (3.892cm 3.918cm)">
          <text:p text:style-name="P4"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5" draw:layer="layout" svg:width="1.399cm" svg:height="0.645cm" svg:x="6.049cm" svg:y="2.376cm">
          <draw:text-box>
            <text:p text:style-name="P4"><text:span text:style-name="T4">20-25</text:span></text:p>
          </draw:text-box>
        </draw:frame>
        <draw:line draw:style-name="gr7" draw:text-style-name="P7" draw:layer="layout" svg:x1="4.123cm" svg:y1="1.446cm" svg:x2="2.954cm" svg:y2="2.553cm">
          <text:p text:style-name="P4"/>
        </draw:line>
        <draw:frame draw:style-name="gr3" draw:text-style-name="P3" draw:layer="layout" svg:width="2.015cm" svg:height="0.65cm" svg:x="0.676cm" svg:y="2.823cm">
          <draw:text-box>
            <text:p text:style-name="P2"><text:span text:style-name="T1">a-NeuAc</text:span></text:p>
          </draw:text-box>
        </draw:frame>
        <draw:custom-shape draw:style-name="gr8" draw:text-style-name="P1" draw:layer="layout" svg:width="0.154cm" svg:height="1.845cm" svg:x="2.523cm" svg:y="2.277cm">
          <text:p text:style-name="P4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7" draw:layer="layout" svg:x1="4.224cm" svg:y1="4.953cm" svg:x2="3.055cm" svg:y2="3.846cm">
          <text:p text:style-name="P4"/>
        </draw:line>
        <draw:frame draw:style-name="gr5" draw:text-style-name="P5" draw:layer="layout" svg:width="5.798cm" svg:height="1.433cm" svg:x="0.739cm" svg:y="7.376cm">
          <draw:text-box>
            <text:p text:style-name="P8"><text:span text:style-name="T4">a-NeuAc is terminal residue of the</text:span></text:p>
            <text:p text:style-name="P8"><text:span text:style-name="T4">non-polymeric portion of this </text:span></text:p>
            <text:p text:style-name="P8"><text:span text:style-name="T4">carbohydrate sequence.</text:span></text:p>
          </draw:text-box>
        </draw:frame>
        <draw:frame draw:style-name="gr5" draw:text-style-name="P5" draw:layer="layout" svg:width="1.01cm" svg:height="0.645cm" svg:x="2.686cm" svg:y="1.498cm">
          <draw:text-box>
            <text:p text:style-name="P4"><text:span text:style-name="T4">2-4</text:span></text:p>
          </draw:text-box>
        </draw:frame>
        <draw:frame draw:style-name="gr5" draw:text-style-name="P5" draw:layer="layout" svg:width="1.01cm" svg:height="0.645cm" svg:x="2.786cm" svg:y="4.398cm">
          <draw:text-box>
            <text:p text:style-name="P4"><text:span text:style-name="T4">2-4</text:span></text:p>
          </draw:text-box>
        </draw:frame>
        <presentation:notes draw:style-name="dp2">
          <draw:page-thumbnail draw:style-name="gr9" draw:layer="layout" svg:width="14.848cm" svg:height="11.135cm" svg:x="3.07cm" svg:y="2.257cm" draw:page-number="1" presentation:class="page"/>
          <draw:frame presentation:style-name="pr1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7:42:19</meta:creation-date>
    <dc:date>2007-06-08T13:01:02</dc:date>
    <dc:language>de-DE</dc:language>
    <meta:editing-cycles>5</meta:editing-cycles>
    <meta:editing-duration>PT1H9M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